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4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5">XP Leveling</text:p>
      <text:p text:style-name="P6">Weapon Leveling</text:p>
      <text:p text:style-name="P5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Standard">Destructible Tiles</text:p>
      <text:p text:style-name="Standard">Dialogs</text:p>
      <text:p text:style-name="Standard">Money gain</text:p>
      <text:p text:style-name="Standard"/>
      <text:p text:style-name="P2">Renopp</text:p>
      <text:p text:style-name="P2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Extra Enemy AI (fleeing, multiple attacks)</text:p>
      <text:p text:style-name="Standard">Inventory and Items</text:p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</text:p>
      <text:p text:style-name="Standard"/>
      <text:p text:style-name="P2">Renopp</text:p>
      <text:p text:style-name="P1"/>
      <text:p text:style-name="P1">Tuesday, 9th</text:p>
      <text:p text:style-name="P1"/>
      <text:p text:style-name="Standard"><text:soft-page-break/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/>
      <text:p text:style-name="P2">Renopp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15S</meta:editing-duration>
    <meta:editing-cycles>7</meta:editing-cycles>
    <meta:generator>OpenOffice/4.1.3$Win32 OpenOffice.org_project/413m1$Build-9783</meta:generator>
    <dc:date>2020-06-04T02:41:40.01</dc:date>
    <meta:document-statistic meta:table-count="0" meta:image-count="0" meta:object-count="0" meta:page-count="2" meta:paragraph-count="41" meta:word-count="76" meta:character-count="456"/>
    <meta:user-defined meta:name="Info 1"/>
    <meta:user-defined meta:name="Info 2"/>
    <meta:user-defined meta:name="Info 3"/>
    <meta:user-defined meta:name="Info 4"/>
  </office:meta>
</office:document-meta>
</file>